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2D18D1300F1C1AF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06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9.061cm" fo:min-width="24.529cm"/>
    </style:style>
    <style:style style:name="gr3" style:family="graphic" style:parent-style-name="standard">
      <style:graphic-properties draw:stroke="none" draw:fill="none" draw:fill-color="#ffffff" fo:min-height="11.26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827cm" svg:x="0cm" svg:y="-0.057cm">
          <draw:image xlink:href="Pictures/10000000000005DC0000043D2D18D1300F1C1AF6.jpg" xlink:type="simple" xlink:show="embed" xlink:actuate="onLoad">
            <text:p/>
          </draw:image>
        </draw:frame>
        <draw:custom-shape draw:style-name="gr2" draw:text-style-name="P2" draw:layer="layout" svg:width="26.035cm" svg:height="10.317cm" svg:x="0.873cm" svg:y="2.6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4.921cm" svg:height="11.514cm" svg:x="1.54cm" svg:y="3.236cm">
          <draw:text-box>
            <text:p text:style-name="P3"><text:span text:style-name="T1">Jesus calms the storm</text:span></text:p>
            <text:p text:style-name="P3"><text:span text:style-name="T2">(Mark 4:35-41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3:51.532000000</dc:date>
    <meta:editing-duration>PT1H1M27S</meta:editing-duration>
    <meta:editing-cycles>18</meta:editing-cycles>
    <meta:generator>LibreOffice/5.4.7.2$Windows_X86_64 LibreOffice_project/c838ef25c16710f8838b1faec480ebba495259d0</meta:generator>
    <meta:document-statistic meta:object-count="3"/>
  </office:meta>
</office:document-meta>
</file>